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627cm" fo:margin-left="-1.603cm" table:align="left"/>
    </style:style>
    <style:style style:name="Tabela1.A" style:family="table-column">
      <style:table-column-properties style:column-width="2.699cm"/>
    </style:style>
    <style:style style:name="Tabela1.B" style:family="table-column">
      <style:table-column-properties style:column-width="0.926cm"/>
    </style:style>
    <style:style style:name="Tabela1.C" style:family="table-column">
      <style:table-column-properties style:column-width="0.979cm"/>
    </style:style>
    <style:style style:name="Tabela1.D" style:family="table-column">
      <style:table-column-properties style:column-width="1.00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Q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e7cf1" officeooo:paragraph-rsid="000e7cf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0e7cf1" officeooo:paragraph-rsid="000e7cf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officeooo:rsid="000e7cf1" officeooo:paragraph-rsid="0010741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10741e" officeooo:paragraph-rsid="0010741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officeooo:rsid="000e7cf1" officeooo:paragraph-rsid="000e7cf1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officeooo:rsid="000e7cf1" officeooo:paragraph-rsid="000e7cf1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normal" officeooo:rsid="000e7cf1" officeooo:paragraph-rsid="000e7cf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normal" officeooo:rsid="000e7cf1" officeooo:paragraph-rsid="0010741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0e7cf1" officeooo:paragraph-rsid="000e7cf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0e7cf1" officeooo:paragraph-rsid="000e7cf1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e7cf1" officeooo:paragraph-rsid="0010741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0e7cf1" officeooo:paragraph-rsid="000e7cf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10741e" officeooo:paragraph-rsid="0010741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10741e" officeooo:paragraph-rsid="001573c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10741e" officeooo:paragraph-rsid="001620e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1232cb" officeooo:paragraph-rsid="001232c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1620ee" officeooo:paragraph-rsid="001620e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1620ee" officeooo:paragraph-rsid="0017ea6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17ea6c" officeooo:paragraph-rsid="0017ea6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17ea6c" officeooo:paragraph-rsid="0018445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18445a" officeooo:paragraph-rsid="001844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18445a" officeooo:paragraph-rsid="001a0619" style:font-size-asian="10.5pt" style:font-weight-asian="normal" style:font-size-complex="12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0pt" officeooo:rsid="001573c8" officeooo:paragraph-rsid="001573c8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0pt" officeooo:rsid="001620ee" officeooo:paragraph-rsid="001620ee" style:font-size-asian="10pt" style:font-size-complex="10pt"/>
    </style:style>
    <style:style style:name="T1" style:family="text">
      <style:text-properties officeooo:rsid="0010741e"/>
    </style:style>
    <style:style style:name="T2" style:family="text">
      <style:text-properties officeooo:rsid="0011ccb6"/>
    </style:style>
    <style:style style:name="T3" style:family="text">
      <style:text-properties officeooo:rsid="0014485e"/>
    </style:style>
    <style:style style:name="T4" style:family="text">
      <style:text-properties officeooo:rsid="001573c8"/>
    </style:style>
    <style:style style:name="T5" style:family="text">
      <style:text-properties style:text-position="super 58%" officeooo:rsid="001620ee"/>
    </style:style>
    <style:style style:name="T6" style:family="text">
      <style:text-properties style:text-position="super 58%" fo:font-style="normal" officeooo:rsid="001620ee" style:font-style-asian="normal" style:font-style-complex="normal"/>
    </style:style>
    <style:style style:name="T7" style:family="text">
      <style:text-properties style:text-position="0% 100%" officeooo:rsid="001620ee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italic" officeooo:rsid="001620ee" style:font-style-asian="italic" style:font-style-complex="italic"/>
    </style:style>
    <style:style style:name="T10" style:family="text">
      <style:text-properties style:text-position="0% 100%" fo:font-style="italic" officeooo:rsid="001a0619" style:font-style-asian="italic" style:font-style-complex="italic"/>
    </style:style>
    <style:style style:name="T11" style:family="text">
      <style:text-properties style:text-position="0% 100%" fo:font-style="italic" officeooo:rsid="001bfc70" style:font-style-asian="italic" style:font-style-complex="italic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normal" officeooo:rsid="001620ee" style:font-style-asian="normal" style:font-style-complex="normal"/>
    </style:style>
    <style:style style:name="T14" style:family="text">
      <style:text-properties style:text-position="0% 100%" fo:font-style="normal" officeooo:rsid="0017ea6c" style:font-style-asian="normal" style:font-style-complex="normal"/>
    </style:style>
    <style:style style:name="T15" style:family="text">
      <style:text-properties style:text-position="0% 100%" fo:font-style="normal" officeooo:rsid="0018445a" style:font-style-asian="normal" style:font-style-complex="normal"/>
    </style:style>
    <style:style style:name="T16" style:family="text">
      <style:text-properties style:text-position="0% 100%" fo:font-style="normal" officeooo:rsid="001a0619" style:font-style-asian="normal" style:font-style-complex="normal"/>
    </style:style>
    <style:style style:name="T17" style:family="text">
      <style:text-properties style:text-position="0% 100%" fo:font-style="normal" officeooo:rsid="001bfc70" style:font-style-asian="normal" style:font-style-complex="normal"/>
    </style:style>
    <style:style style:name="T18" style:family="text">
      <style:text-properties officeooo:rsid="001844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artamento de Informática – DPI</text:p>
      <text:p text:style-name="P1">Trabalho Prático 1 – INF 112</text:p>
      <text:p text:style-name="P5"/>
      <text:p text:style-name="P6"/>
      <text:p text:style-name="P2">Alunos:</text:p>
      <text:p text:style-name="P9">Rodrigo Eduardo de Oliveira Bauer Chichorro – 92535</text:p>
      <text:p text:style-name="P9">Matheus Ferreira Nunes – 92537</text:p>
      <text:p text:style-name="P9"/>
      <text:p text:style-name="P10">Outubro – 2017</text:p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1. Introdução</text:p>
      <text:p text:style-name="P2"/>
      <text:p text:style-name="P12">O trabalho consiste na criação de <text:span text:style-name="T1">2</text:span> códigos<text:span text:style-name="T1">, nos quais cada um deles soluciona de forma diferente instâncias do jogo “fill-a-pix”.</text:span></text:p>
      <text:p text:style-name="P7"/>
      <text:p text:style-name="P7"/>
      <text:p text:style-name="P4"><text:soft-page-break/>2. <text:span text:style-name="T18">Resolução por Backtracking</text:span></text:p>
      <text:p text:style-name="P3"/>
      <text:p text:style-name="P14"><text:span text:style-name="T4">2.1. Introdução:</text:span></text:p>
      <text:p text:style-name="P14"><text:tab/>O primeiro código utiliza a estratégia de backtracking: <text:span text:style-name="T2">o programa testará todas as combinações possíveis, preenchendo a matriz de saída posição a posição e, se o preenchimento realizado for inválido, o programa pula para a próxima combinação que não possui aquela combinação inválida.</text:span></text:p>
      <text:p text:style-name="P14"><text:tab/><text:span text:style-name="T18">Primeiramente o programa receberá como entrada o tamanho do tabuleiro e seus valores, assim como pedido na especificação. Em seguida, ele procurará a resposta (através da função “gerar_combinacoes()”), e, ao encontrá-la, está será impressa, também no mesmo formato pedido na especificação. Logo após, os ponteiros serão deletados e o programa é encerrado.</text:span></text:p>
      <text:p text:style-name="P14"/>
      <text:p text:style-name="P14"><text:span text:style-name="T4">2.2. Gerando as combinações:</text:span></text:p>
      <text:p text:style-name="P14"><text:tab/><text:span text:style-name="T4">No fill-a-pix, existem apenas duas opções para a resposta final: preto – representado pelo número 1 – e branco – representado pelo número 0 -. Assim, para um tabuleiro de 2x2, as combinações possíveis são:</text:span></text:p>
      <text:p text:style-name="P14"/>
      <text:p text:style-name="P14"><text:tab/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4"/>
        <table:table-column table:style-name="Tabela1.C"/>
        <table:table-column table:style-name="Tabela1.D" table:number-columns-repeated="4"/>
        <table:table-column table:style-name="Tabela1.C"/>
        <table:table-column table:style-name="Tabela1.D" table:number-columns-repeated="4"/>
        <table:table-row>
          <table:table-cell table:style-name="Tabela1.A1" office:value-type="string">
            <text:p text:style-name="P23">Combinação</text:p>
          </table:table-cell>
          <table:table-cell table:style-name="Tabela1.A1" office:value-type="string">
            <text:p text:style-name="P23">1 1</text:p>
            <text:p text:style-name="P23">1 1</text:p>
          </table:table-cell>
          <table:table-cell table:style-name="Tabela1.A1" office:value-type="string">
            <text:p text:style-name="P23">1 1</text:p>
            <text:p text:style-name="P23">1 0</text:p>
          </table:table-cell>
          <table:table-cell table:style-name="Tabela1.A1" office:value-type="string">
            <text:p text:style-name="P23">1 1</text:p>
            <text:p text:style-name="P23">0 1</text:p>
          </table:table-cell>
          <table:table-cell table:style-name="Tabela1.A1" office:value-type="string">
            <text:p text:style-name="P23">1 1</text:p>
            <text:p text:style-name="P23">0 0</text:p>
          </table:table-cell>
          <table:table-cell table:style-name="Tabela1.A1" office:value-type="string">
            <text:p text:style-name="P23">1 0</text:p>
            <text:p text:style-name="P23">1 1</text:p>
          </table:table-cell>
          <table:table-cell table:style-name="Tabela1.A1" office:value-type="string">
            <text:p text:style-name="P23">1 0</text:p>
            <text:p text:style-name="P23">1 0</text:p>
          </table:table-cell>
          <table:table-cell table:style-name="Tabela1.A1" office:value-type="string">
            <text:p text:style-name="P23">1 0</text:p>
            <text:p text:style-name="P23">0 1</text:p>
          </table:table-cell>
          <table:table-cell table:style-name="Tabela1.A1" office:value-type="string">
            <text:p text:style-name="P23">1 0</text:p>
            <text:p text:style-name="P23">0 0</text:p>
          </table:table-cell>
          <table:table-cell table:style-name="Tabela1.A1" office:value-type="string">
            <text:p text:style-name="P23">0 1</text:p>
            <text:p text:style-name="P23">1 1</text:p>
          </table:table-cell>
          <table:table-cell table:style-name="Tabela1.A1" office:value-type="string">
            <text:p text:style-name="P23">0 1</text:p>
            <text:p text:style-name="P23">1 0</text:p>
          </table:table-cell>
          <table:table-cell table:style-name="Tabela1.A1" office:value-type="string">
            <text:p text:style-name="P23">0 1</text:p>
            <text:p text:style-name="P23">0 1</text:p>
          </table:table-cell>
          <table:table-cell table:style-name="Tabela1.A1" office:value-type="string">
            <text:p text:style-name="P23">0 1</text:p>
            <text:p text:style-name="P23">0 0</text:p>
          </table:table-cell>
          <table:table-cell table:style-name="Tabela1.A1" office:value-type="string">
            <text:p text:style-name="P23">0 0</text:p>
            <text:p text:style-name="P23">1 1</text:p>
          </table:table-cell>
          <table:table-cell table:style-name="Tabela1.A1" office:value-type="string">
            <text:p text:style-name="P23">0 0</text:p>
            <text:p text:style-name="P23">1 0</text:p>
          </table:table-cell>
          <table:table-cell table:style-name="Tabela1.A1" office:value-type="string">
            <text:p text:style-name="P23">0 0</text:p>
            <text:p text:style-name="P23">0 1</text:p>
          </table:table-cell>
          <table:table-cell table:style-name="Tabela1.Q1" office:value-type="string">
            <text:p text:style-name="P23">0 0</text:p>
            <text:p text:style-name="P23">0 0</text:p>
          </table:table-cell>
        </table:table-row>
        <table:table-row>
          <table:table-cell table:style-name="Tabela1.A2" office:value-type="string">
            <text:p text:style-name="P23">Representação</text:p>
            <text:p text:style-name="P23">Horizontal</text:p>
          </table:table-cell>
          <table:table-cell table:style-name="Tabela1.A2" office:value-type="string">
            <text:p text:style-name="P24">1111</text:p>
          </table:table-cell>
          <table:table-cell table:style-name="Tabela1.A2" office:value-type="string">
            <text:p text:style-name="P24">1110</text:p>
          </table:table-cell>
          <table:table-cell table:style-name="Tabela1.A2" office:value-type="string">
            <text:p text:style-name="P24">1101</text:p>
          </table:table-cell>
          <table:table-cell table:style-name="Tabela1.A2" office:value-type="string">
            <text:p text:style-name="P24">1100</text:p>
          </table:table-cell>
          <table:table-cell table:style-name="Tabela1.A2" office:value-type="string">
            <text:p text:style-name="P24">1011</text:p>
          </table:table-cell>
          <table:table-cell table:style-name="Tabela1.A2" office:value-type="string">
            <text:p text:style-name="P24">1010</text:p>
          </table:table-cell>
          <table:table-cell table:style-name="Tabela1.A2" office:value-type="string">
            <text:p text:style-name="P24">1001</text:p>
          </table:table-cell>
          <table:table-cell table:style-name="Tabela1.A2" office:value-type="string">
            <text:p text:style-name="P24">1000</text:p>
          </table:table-cell>
          <table:table-cell table:style-name="Tabela1.A2" office:value-type="string">
            <text:p text:style-name="P24">0111</text:p>
          </table:table-cell>
          <table:table-cell table:style-name="Tabela1.A2" office:value-type="string">
            <text:p text:style-name="P24">0110</text:p>
          </table:table-cell>
          <table:table-cell table:style-name="Tabela1.A2" office:value-type="string">
            <text:p text:style-name="P24">0101</text:p>
          </table:table-cell>
          <table:table-cell table:style-name="Tabela1.A2" office:value-type="string">
            <text:p text:style-name="P24">0100</text:p>
          </table:table-cell>
          <table:table-cell table:style-name="Tabela1.A2" office:value-type="string">
            <text:p text:style-name="P24">0011</text:p>
          </table:table-cell>
          <table:table-cell table:style-name="Tabela1.A2" office:value-type="string">
            <text:p text:style-name="P24">0010</text:p>
          </table:table-cell>
          <table:table-cell table:style-name="Tabela1.A2" office:value-type="string">
            <text:p text:style-name="P24">0001</text:p>
          </table:table-cell>
          <table:table-cell table:style-name="Tabela1.Q2" office:value-type="string">
            <text:p text:style-name="P24">0000</text:p>
          </table:table-cell>
        </table:table-row>
        <table:table-row>
          <table:table-cell table:style-name="Tabela1.A2" office:value-type="string">
            <text:p text:style-name="P23">Índice</text:p>
          </table:table-cell>
          <table:table-cell table:style-name="Tabela1.A2" office:value-type="string">
            <text:p text:style-name="P23">15</text:p>
          </table:table-cell>
          <table:table-cell table:style-name="Tabela1.A2" office:value-type="string">
            <text:p text:style-name="P23">14</text:p>
          </table:table-cell>
          <table:table-cell table:style-name="Tabela1.A2" office:value-type="string">
            <text:p text:style-name="P23">13</text:p>
          </table:table-cell>
          <table:table-cell table:style-name="Tabela1.A2" office:value-type="string">
            <text:p text:style-name="P23">12</text:p>
          </table:table-cell>
          <table:table-cell table:style-name="Tabela1.A2" office:value-type="string">
            <text:p text:style-name="P23">11</text:p>
          </table:table-cell>
          <table:table-cell table:style-name="Tabela1.A2" office:value-type="string">
            <text:p text:style-name="P23">10</text:p>
          </table:table-cell>
          <table:table-cell table:style-name="Tabela1.A2" office:value-type="string">
            <text:p text:style-name="P23">9</text:p>
          </table:table-cell>
          <table:table-cell table:style-name="Tabela1.A2" office:value-type="string">
            <text:p text:style-name="P23">8</text:p>
          </table:table-cell>
          <table:table-cell table:style-name="Tabela1.A2" office:value-type="string">
            <text:p text:style-name="P23">7</text:p>
          </table:table-cell>
          <table:table-cell table:style-name="Tabela1.A2" office:value-type="string">
            <text:p text:style-name="P23">6</text:p>
          </table:table-cell>
          <table:table-cell table:style-name="Tabela1.A2" office:value-type="string">
            <text:p text:style-name="P23">5</text:p>
          </table:table-cell>
          <table:table-cell table:style-name="Tabela1.A2" office:value-type="string">
            <text:p text:style-name="P23">4</text:p>
          </table:table-cell>
          <table:table-cell table:style-name="Tabela1.A2" office:value-type="string">
            <text:p text:style-name="P23">3</text:p>
          </table:table-cell>
          <table:table-cell table:style-name="Tabela1.A2" office:value-type="string">
            <text:p text:style-name="P23">2</text:p>
          </table:table-cell>
          <table:table-cell table:style-name="Tabela1.A2" office:value-type="string">
            <text:p text:style-name="P23">1</text:p>
          </table:table-cell>
          <table:table-cell table:style-name="Tabela1.Q2" office:value-type="string">
            <text:p text:style-name="P23">0</text:p>
          </table:table-cell>
        </table:table-row>
      </table:table>
      <text:p text:style-name="P14"/>
      <text:p text:style-name="P15"><text:tab/><text:span text:style-name="T18">Note que o número total que combinações é de 2</text:span><text:span text:style-name="T5">m*n</text:span><text:span text:style-name="T7">, pois temos 2 opções (preto e branco, ou 1 e 0), </text:span><text:span text:style-name="T9">m </text:span><text:span text:style-name="T7">linhas e </text:span><text:span text:style-name="T9">n</text:span><text:span text:style-name="T7"> colunas. Assim, para um tabuleiro 2x2, temos 2</text:span><text:span text:style-name="T5">2*2 </text:span><text:span text:style-name="T7">= 2</text:span><text:span text:style-name="T5">4 </text:span><text:span text:style-name="T7">= 16 possíveis combinações. Note também que, se escrevermos a combinação de forma horizontal, as combinações serão números em binário, que decrescem de 2</text:span><text:span text:style-name="T6">m*n</text:span><text:span text:style-name="T13">–1 até 0. Assim, temos uma forma confiável de gerar todas as combinações: começamos de <text:s/>2</text:span><text:span text:style-name="T6">m*n</text:span><text:span text:style-name="T13">–1 e vamos decrescendo até o 0.</text:span></text:p>
      <text:p text:style-name="P15"><text:span text:style-name="T13"><text:tab/>Nó código, o número em binário foi representado como um arranjo de inteiros, em que o tamanho do arranjo é ‘int tam = m*n’, que é o número de casas do tabuleiro e cada posição do arranjo guarda um algarismo do número binário. Assim, a primeira combinação será 2</text:span><text:span text:style-name="T6">m*n</text:span><text:span text:style-name="T13">–1, que é preencher todas as posições do arranjo com 1. Isto é feito nas linhas 150-153 do código, dentro da função “gerar_combinacoes()”:</text:span></text:p>
      <text:p text:style-name="P15"><text:span text:style-name="T13"/></text:p>
      <text:p text:style-name="P15"><text:span text:style-name="T13"><text:tab/>int tam = m*n;</text:span></text:p>
      <text:p text:style-name="P17"><text:span text:style-name="T13"><text:s text:c="4"/><text:tab/>int *comb = new int[tam];</text:span></text:p>
      <text:p text:style-name="P15"><text:span text:style-name="T13"><text:tab/>for(int i=0; i&lt;tam; i++)</text:span></text:p>
      <text:p text:style-name="P17"><text:span text:style-name="T12"><text:s text:c="8"/><text:tab/><text:tab/>comb[i] = 1;</text:span></text:p>
      <text:p text:style-name="P17"><text:span text:style-name="T12"><text:tab/><text:tab/></text:span></text:p>
      <text:p text:style-name="P18"><text:span text:style-name="T12"><text:tab/></text:span><text:span text:style-name="T14">Em seguida, declaramos o arranjo “subtraendo”, que também representa um valor em binário. Ele possui o mesmo tamanho do arranjo “comb” e é inicializado com 0 em todas as suas posições. Seu uso será explicado mais tarde neste relatório. </text:span></text:p>
      <text:p text:style-name="P17"><text:span text:style-name="T12"/></text:p>
      <text:p text:style-name="P18"><text:span text:style-name="T12"><text:tab/></text:span><text:span text:style-name="T14">int *subtraendo = new int[tam];</text:span></text:p>
      <text:p text:style-name="P19"><text:span text:style-name="T12"><text:s text:c="4"/><text:tab/>for(int i=0; i&lt;tam; i++)</text:span></text:p>
      <text:p text:style-name="P19"><text:span text:style-name="T12"><text:s text:c="8"/><text:tab/><text:tab/>subtraendo[i] = 0;</text:span></text:p>
      <text:p text:style-name="P19"><text:span text:style-name="T12"/></text:p>
      <text:p text:style-name="P19"><text:span text:style-name="T12"><text:tab/>Em seguida temos um laço de </text:span><text:span text:style-name="T8">while</text:span><text:span text:style-name="T12">, que rodará enquanto o número binário representado por “comb” não for 0. Para isso, chamamos a função “binario_igual_a_0()”, </text:span><text:soft-page-break/><text:span text:style-name="T12">que retorna a soma dos algarismos de “comb”. Como os algarismos de “comb” sempre serão 1 ou 0, a soma de seus algarismos sempre será maior que 0, a não ser que todas as posições de “comb” sejam 0, que significa que chegamos na última combinação.</text:span></text:p>
      <text:p text:style-name="P20"><text:span text:style-name="T12"><text:tab/>Assim, </text:span><text:span text:style-name="T15">para cada iteração do while, testamos a combinação através da função “testa_comb()”, que retorna um inteiro, a posição de “comb” na qual percebeu-se que aquela combinação era inválida. Caso o teste tenha tido sucesso, ou seja, a resposta daquela combinação é válida, retorna-se o valor -1. Este inteiro é atribuído para a variável inteira “jump”. “jump” possui este nome porque é responsável por pular combinações inválidas, ou seja, realizar o backtracking, que será explicado mais abaixo.</text:span></text:p>
      <text:p text:style-name="P20"><text:span text:style-name="T15"><text:tab/></text:span><text:span text:style-name="T16">Caso nenhuma resposta tenha sido encontrada ao chegarmos na combinação 0, sairemos do laço </text:span><text:span text:style-name="T10">while</text:span><text:span text:style-name="T16">. Assim, “gerar_combinacoes()” testará a combinação 0, </text:span><text:span text:style-name="T17">pois, devido à condição de parada do </text:span><text:span text:style-name="T11">while</text:span><text:span text:style-name="T17">, esta não é testada no laço.</text:span></text:p>
      <text:p text:style-name="P20"><text:span text:style-name="T15"/></text:p>
      <text:p text:style-name="P21"><text:span text:style-name="T12">2.3. </text:span><text:span text:style-name="T16">Testando as combinações:</text:span></text:p>
      <text:p text:style-name="P22"><text:span text:style-name="T16"><text:tab/>Vamos explicar a implementação da função “testa_comb()”, que é chamada na função </text:span><text:span text:style-name="T13">“gerar_combinacoes()”. </text:span><text:span text:style-name="T16">Como sugere o nome, o que “testa_comb()” faz é testar se uma combinação específica é resposta válida do problema.</text:span></text:p>
      <text:p text:style-name="P22"><text:span text:style-name="T16"><text:tab/>Seus argumentos são: a matriz de entrada “a”; a matriz de saída “b”; as dimensões do tabuleiro “m” e “n”; a combinação que será testada “comb”; e o tamanho de “comb”, que é “tam”.</text:span></text:p>
      <text:p text:style-name="P22"><text:span text:style-name="T16"><text:tab/>Assim, a matriz “b” é percorrida, e suas posições são atribuídas com os respectivos valores de “comb”. Para cada valor atribuído, a função verifica se a combinação ainda é válida. Se a combinação ainda é válida, a função continua a passar os valores de “comb” para “b” e testá-los. Caso contrário, a “testa_comb” chama a função “limpar”, para voltar “b” ao seu estado original e retorna a posição de “</text:span><text:span text:style-name="T17">comb” na qual a combinação foi declarada inválida.</text:span></text:p>
      <text:p text:style-name="P22"><text:span text:style-name="T17"><text:tab/>Ao atribuir </text:span></text:p>
      <text:p text:style-name="P13"/>
      <text:p text:style-name="P13"/>
      <text:p text:style-name="P16">Já o segundo código preenche a matriz “da forma que um humano preencheria”. Ele utiliza diversas estratégias para “pintar” um espaço com <text:span text:style-name="T3">absoluta certeza</text:span>, e percorre a matriz indefinidamente, procurando casos que lhe permitam “pintar” espaços, ate que todos os espaços estejam preenchidos.</text:p>
      <text:p text:style-name="P3"/>
      <text:p text:style-name="P11"/>
      <text:p text:style-name="P8"/>
      <text:p text:style-name="P3"/>
      <text:p text:style-name="P4">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5:39:58.502000000</meta:creation-date>
    <meta:editing-duration>PT6M16S</meta:editing-duration>
    <meta:editing-cycles>3</meta:editing-cycles>
    <meta:generator>LibreOffice/5.3.4.2$Windows_x86 LibreOffice_project/f82d347ccc0be322489bf7da61d7e4ad13fe2ff3</meta:generator>
    <dc:date>2017-10-26T17:39:10.283000000</dc:date>
    <meta:document-statistic meta:table-count="1" meta:image-count="0" meta:object-count="0" meta:page-count="3" meta:paragraph-count="104" meta:word-count="880" meta:character-count="5030" meta:non-whitespace-character-count="4193"/>
  </office:meta>
</office:document-meta>
</file>